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.4902in" fo:margin-right="0.4902in" fo:margin-top="0in" fo:margin-bottom="0.0799in" fo:line-height="100%" fo:text-align="center" style:justify-single-word="false" fo:text-indent="-0.25in" style:auto-text-indent="false"/>
      <style:text-properties style:font-name="Times New Roman1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Heading_20_3" style:master-page-name="">
      <style:paragraph-properties fo:margin-left="0.4902in" fo:margin-right="0.4902in" fo:margin-top="0in" fo:margin-bottom="0.0799in" fo:line-height="100%" fo:text-align="center" style:justify-single-word="false" fo:text-indent="-0.25in" style:auto-text-indent="false" style:page-number="auto"/>
      <style:text-properties style:font-name="Times New Roman1" style:text-underline-style="solid" style:text-underline-width="auto" style:text-underline-color="font-color"/>
    </style:style>
    <style:style style:name="P3" style:family="paragraph" style:parent-style-name="Text_20_body">
      <style:paragraph-properties fo:margin-top="0in" fo:margin-bottom="0.0799in" fo:text-align="justify" style:justify-single-word="false"/>
      <style:text-properties style:text-underline-style="none"/>
    </style:style>
    <style:style style:name="P4" style:family="paragraph" style:parent-style-name="Text_20_body" style:list-style-name="L3">
      <style:paragraph-properties fo:margin-top="0in" fo:margin-bottom="0.0799in" fo:line-height="100%" fo:text-align="justify" style:justify-single-word="false"/>
      <style:text-properties style:font-name="Times New Roman1" fo:font-size="14pt" style:text-underline-style="none" style:font-size-asian="14pt" style:font-size-complex="14pt"/>
    </style:style>
    <style:style style:name="P5" style:family="paragraph" style:parent-style-name="Text_20_body">
      <style:paragraph-properties fo:margin-top="0in" fo:margin-bottom="0.0799in" fo:line-height="100%" fo:text-align="center" style:justify-single-word="false"/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.0799in" fo:line-height="100%"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ext_20_body" style:list-style-name="L5">
      <style:paragraph-properties fo:margin-top="0in" fo:margin-bottom="0.0799in" fo:line-height="100%"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Text_20_body" style:list-style-name="L6">
      <style:paragraph-properties fo:margin-top="0in" fo:margin-bottom="0.0799in" fo:line-height="100%"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in" fo:margin-bottom="0.0799in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3" style:master-page-name="">
      <style:paragraph-properties fo:margin-top="0in" fo:margin-bottom="0.0799in" fo:line-height="100%" fo:text-align="justify" style:justify-single-word="false" style:page-number="auto"/>
      <style:text-properties style:font-name="Times New Roman1" fo:font-size="14pt" style:text-underline-style="none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.0799in" fo:line-height="100%" fo:text-align="justify" style:justify-single-word="false" fo:text-indent="0in" style:auto-text-indent="false"/>
    </style:style>
    <style:style style:name="P12" style:family="paragraph" style:parent-style-name="Text_20_body" style:list-style-name="L7">
      <style:paragraph-properties fo:margin-left="0.4902in" fo:margin-right="0in" fo:margin-top="0in" fo:margin-bottom="0.0799in" fo:line-height="100%" fo:text-align="justify" style:justify-single-word="false" fo:text-indent="0in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.4902in" fo:margin-right="0in" fo:margin-top="0in" fo:margin-bottom="0.0799in" fo:line-height="100%" fo:text-align="justify" style:justify-single-word="false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.4902in" fo:margin-right="0in" fo:margin-top="0in" fo:margin-bottom="0.0799in" fo:line-height="100%" fo:text-align="justify" style:justify-single-word="false" fo:text-indent="0in" style:auto-text-indent="false"/>
      <style:text-properties style:text-underline-style="none"/>
    </style:style>
    <style:style style:name="P15" style:family="paragraph" style:parent-style-name="Text_20_body">
      <style:paragraph-properties fo:margin-left="0.4902in" fo:margin-right="0in" fo:margin-top="0in" fo:margin-bottom="0.0799in" fo:line-height="100%" fo:text-align="justify" style:justify-single-word="false" fo:text-indent="0in" style:auto-text-indent="false"/>
    </style:style>
    <style:style style:name="P16" style:family="paragraph" style:parent-style-name="Text_20_body">
      <style:paragraph-properties fo:margin-left="0.4902in" fo:margin-right="0.4902in" fo:margin-top="0in" fo:margin-bottom="0.0799in" fo:text-align="justify" style:justify-single-word="false" fo:text-indent="-0.25in" style:auto-text-indent="false"/>
    </style:style>
    <style:style style:name="P17" style:family="paragraph" style:parent-style-name="Text_20_body">
      <style:paragraph-properties fo:margin-left="0.4902in" fo:margin-right="0.4902in" fo:margin-top="0in" fo:margin-bottom="0.0799in" fo:line-height="100%" fo:text-align="justify" style:justify-single-word="false" fo:text-indent="-0.25in" style:auto-text-indent="false"/>
      <style:text-properties style:font-name="Times New Roman1" fo:font-size="14pt" style:font-size-asian="14pt" style:font-size-complex="14pt"/>
    </style:style>
    <style:style style:name="P18" style:family="paragraph" style:parent-style-name="Text_20_body" style:list-style-name="L1">
      <style:paragraph-properties fo:margin-left="0.4902in" fo:margin-right="0.4902in" fo:margin-top="0in" fo:margin-bottom="0.0799in" fo:line-height="100%" fo:text-align="justify" style:justify-single-word="false" fo:text-indent="-0.25in" style:auto-text-indent="false"/>
      <style:text-properties style:font-name="Times New Roman1" fo:font-size="14pt" style:font-size-asian="14pt" style:font-size-complex="14pt"/>
    </style:style>
    <style:style style:name="P19" style:family="paragraph" style:parent-style-name="Text_20_body">
      <style:paragraph-properties fo:margin-left="0.4902in" fo:margin-right="0.4902in" fo:margin-top="0in" fo:margin-bottom="0.0799in" fo:line-height="100%" fo:text-align="justify" style:justify-single-word="false" fo:text-indent="-0.25in" style:auto-text-indent="false"/>
      <style:text-properties style:font-name="Times New Roman1" fo:font-size="14pt" style:text-underline-style="none" style:font-size-asian="14pt" style:font-size-complex="14pt"/>
    </style:style>
    <style:style style:name="P20" style:family="paragraph" style:parent-style-name="Text_20_body" style:list-style-name="L3">
      <style:paragraph-properties fo:margin-left="0.4902in" fo:margin-right="0.4902in" fo:margin-top="0in" fo:margin-bottom="0.0799in" fo:line-height="100%" fo:text-align="justify" style:justify-single-word="false" fo:text-indent="-0.25in" style:auto-text-indent="false"/>
      <style:text-properties style:font-name="Times New Roman1" fo:font-size="14pt" style:text-underline-style="none" style:font-size-asian="14pt" style:font-size-complex="14pt"/>
    </style:style>
    <style:style style:name="P21" style:family="paragraph" style:parent-style-name="Text_20_body" style:list-style-name="L1" style:master-page-name="">
      <style:paragraph-properties fo:margin-left="0.4902in" fo:margin-right="0.4902in" fo:margin-top="0in" fo:margin-bottom="0.0799in" fo:line-height="100%" fo:text-align="justify" style:justify-single-word="false" fo:text-indent="-0.25in" style:auto-text-indent="false" style:page-number="auto"/>
      <style:text-properties style:font-name="Times New Roman1" fo:font-size="14pt" style:font-size-asian="14pt" style:font-size-complex="14pt"/>
    </style:style>
    <style:style style:name="P22" style:family="paragraph" style:parent-style-name="Text_20_body" style:master-page-name="">
      <style:paragraph-properties fo:margin-left="0.4902in" fo:margin-right="0.4902in" fo:margin-top="0in" fo:margin-bottom="0.0799in" fo:line-height="100%" fo:text-align="center" style:justify-single-word="false" fo:text-indent="0in" style:auto-text-indent="false" style:page-number="auto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.4902in" fo:margin-right="0.4902in" fo:margin-top="0in" fo:margin-bottom="0.0799in" fo:line-height="100%" fo:text-align="justify" style:justify-single-word="false" fo:text-indent="0in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4">
      <style:paragraph-properties fo:margin-left="0.4902in" fo:margin-right="0.4902in" fo:margin-top="0in" fo:margin-bottom="0.0799in" fo:line-height="100%" fo:text-align="justify" style:justify-single-word="false" fo:text-indent="0in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Text_20_body" style:list-style-name="L6">
      <style:paragraph-properties fo:margin-left="0.4902in" fo:margin-right="0.4902in" fo:margin-top="0in" fo:margin-bottom="0.0799in" fo:line-height="100%" fo:text-align="justify" style:justify-single-word="false" fo:text-indent="0in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Text_20_body" style:list-style-name="L7">
      <style:paragraph-properties fo:margin-left="0.4902in" fo:margin-right="0.4902in" fo:margin-top="0in" fo:margin-bottom="0.0799in" fo:line-height="100%" fo:text-align="justify" style:justify-single-word="false" fo:text-indent="0in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left="0.4902in" fo:margin-right="0.4902in" fo:margin-top="0in" fo:margin-bottom="0.0799in" fo:line-height="100%" fo:text-align="center" style:justify-single-word="false" fo:text-indent="0in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left="0.4902in" fo:margin-right="0.4902in" fo:margin-top="0in" fo:margin-bottom="0.0799in" fo:line-height="100%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.4902in" fo:margin-right="0.4902in" fo:margin-top="0in" fo:margin-bottom="0.0799in" fo:line-height="100%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.4902in" fo:margin-right="0.4902in" fo:margin-top="0in" fo:margin-bottom="0.0799in" fo:line-height="100%" fo:text-align="justify" style:justify-single-word="false" fo:text-indent="0in" style:auto-text-indent="false"/>
      <style:text-properties style:text-underline-style="none"/>
    </style:style>
    <style:style style:name="P31" style:family="paragraph" style:parent-style-name="Text_20_body" style:master-page-name="">
      <style:paragraph-properties fo:margin-left="0.4902in" fo:margin-right="0.4902in" fo:margin-top="0in" fo:margin-bottom="0.0799in" fo:line-height="100%" fo:text-align="justify" style:justify-single-word="false" fo:text-indent="0in" style:auto-text-indent="false" style:page-number="auto"/>
      <style:text-properties style:font-name="Times New Roman1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Text_20_body" style:master-page-name="">
      <style:paragraph-properties fo:margin-left="0.4902in" fo:margin-right="0.4902in" fo:margin-top="0in" fo:margin-bottom="0.0799in" fo:line-height="100%" fo:text-align="center" style:justify-single-word="false" fo:text-indent="0in" style:auto-text-indent="false" style:page-number="auto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3" style:family="paragraph" style:parent-style-name="Text_20_body" style:master-page-name="">
      <style:paragraph-properties fo:margin-left="0.4902in" fo:margin-right="0.4902in" fo:margin-top="0in" fo:margin-bottom="0.0799in" fo:line-height="100%" fo:text-align="center" style:justify-single-word="false" fo:text-indent="0in" style:auto-text-indent="false" style:page-number="auto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4" style:family="paragraph" style:parent-style-name="Text_20_body" style:master-page-name="">
      <style:paragraph-properties fo:margin-left="0.4902in" fo:margin-right="0.4902in" fo:margin-top="0in" fo:margin-bottom="0.0799in" fo:line-height="100%" fo:text-align="center" style:justify-single-word="false" fo:text-indent="0in" style:auto-text-indent="false" style:page-number="auto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5" style:family="paragraph" style:parent-style-name="Text_20_body" style:master-page-name="">
      <style:paragraph-properties fo:margin-left="0.4902in" fo:margin-right="0.4902in" fo:margin-top="0in" fo:margin-bottom="0.0799in" fo:line-height="100%" fo:text-align="center" style:justify-single-word="false" fo:text-indent="0in" style:auto-text-indent="false" style:page-number="auto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6" style:family="paragraph" style:parent-style-name="Text_20_body" style:master-page-name="">
      <style:paragraph-properties fo:margin-left="0.4902in" fo:margin-right="0.4902in" fo:margin-top="0in" fo:margin-bottom="0.0799in" fo:line-height="100%" fo:text-align="justify" style:justify-single-word="false" fo:text-indent="0in" style:auto-text-indent="false" style:page-number="auto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7" style:family="paragraph" style:parent-style-name="Text_20_body" style:master-page-name="">
      <style:paragraph-properties fo:margin-left="0.4902in" fo:margin-right="0.4902in" fo:margin-top="0in" fo:margin-bottom="0.0799in" fo:line-height="100%" fo:text-align="center" style:justify-single-word="false" fo:text-indent="0in" style:auto-text-indent="false" style:page-number="auto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8" style:family="paragraph" style:parent-style-name="Text_20_body" style:master-page-name="">
      <style:paragraph-properties fo:margin-left="0.4902in" fo:margin-right="0.4902in" fo:margin-top="0in" fo:margin-bottom="0.0799in" fo:line-height="100%" fo:text-align="justify" style:justify-single-word="false" fo:text-indent="0in" style:auto-text-indent="false" style:page-number="auto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Text_20_body" style:master-page-name="">
      <style:paragraph-properties fo:margin-left="0.4902in" fo:margin-right="0.4902in" fo:margin-top="0in" fo:margin-bottom="0.0799in" fo:line-height="100%" fo:text-align="justify" style:justify-single-word="false" fo:text-indent="0in" style:auto-text-indent="false" style:page-number="auto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style:num-suffix=")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/>
      <text:h text:style-name="P1" text:outline-level="3">Дослідження серіалізації та багатопоточності в Java</text:h>
      <text:h text:style-name="P1" text:outline-level="3">3.1. Мета роботи:</text:h>
      <text:list xml:id="list226308067574124541" text:style-name="L1">
        <text:list-item>
          <text:list>
            <text:list-item>
              <text:list>
                <text:list-item>
                  <text:p text:style-name="P21">Вивчити механізм серіалізації об'єктів при використанні потоків введення/виведення даних у мові Java;</text:p>
                </text:list-item>
                <text:list-item>
                  <text:p text:style-name="P18">Дослідити організацію потоків виконання у мові Java;</text:p>
                </text:list-item>
                <text:list-item>
                  <text:p text:style-name="P18">Навчитися використовувати потоки введення/виведення даних у багатопоточному застосуванні;</text:p>
                </text:list-item>
              </text:list>
            </text:list-item>
          </text:list>
        </text:list-item>
      </text:list>
      <text:p text:style-name="P17"/>
      <text:h text:style-name="P1" text:outline-level="3">3.2. Завдання:</text:h>
      <text:p text:style-name="P19"><text:tab/>Напишіть консольне застосування на мові Java, яке:</text:p>
      <text:list xml:id="list8139891177767231322" text:style-name="L3">
        <text:list-item>
          <text:p text:style-name="P20">Описує потік для запису об'єктів класу згідно з варіантом завдання до деякого файлу;</text:p>
        </text:list-item>
        <text:list-item>
          <text:p text:style-name="P10">Описує потік для читання з файлу об'єктів та виведення їх у табличному вигляді;</text:p>
        </text:list-item>
        <text:list-item>
          <text:p text:style-name="P4">Створює декілька потоків для читання та запису даних;</text:p>
        </text:list-item>
        <text:list-item>
          <text:p text:style-name="P4">Передбачає синхронізацію між потоками.</text:p>
          <text:p text:style-name="P4"/>
        </text:list-item>
      </text:list>
      <text:p text:style-name="P5">Варіант 11:</text:p>
      <text:p text:style-name="P31"><text:span text:style-name="T2">Автобус</text:span>: Прізвище та Ім'я водія, Номер автобуса, Номер маршруту, Марка, Рік початку експлуатації, Пробіг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9"><text:span text:style-name="T1">4. Опис структури програмного забезпеченя застосування</text:span></text:p>
      <text:p text:style-name="P9"><text:span text:style-name="T1">4.1. Призначення класів та всіх методів:</text:span></text:p>
      <text:p text:style-name="P22"><text:span text:style-name="T1">Клас Bus та його методи:</text:span></text:p>
      <text:p text:style-name="P36"><text:span text:style-name="T1">1. setFirstLastDriverName – використовується для встановлення значення поля firstLastDriverName для екземпляру Bus;</text:span></text:p>
      <text:list xml:id="list1181338755191312260" text:style-name="L4">
        <text:list-header>
          <text:p text:style-name="P24"><text:span text:style-name="T1">2. setBusNumber – використовується для встановлення значення поля busNumber для екземпляру Bus;</text:span></text:p>
          <text:p text:style-name="P24"><text:span text:style-name="T1">3. setRouteNumber – використовується для встановлення значення поля routeNumber для екземпляру Bus;</text:span></text:p>
          <text:p text:style-name="P24"><text:span text:style-name="T1">4. setBusModel – використовується для встановлення значення поля busModel для екземпляру Bus;</text:span></text:p>
          <text:p text:style-name="P24"><text:span text:style-name="T1">5. setWorksSinceYear – використовується для встановлення значення поля worksSinceYear для екземпляру Bus;</text:span></text:p>
          <text:p text:style-name="P24"><text:span text:style-name="T1">6. setMileage – використовується для встановлення значення поля mileage для екземпляру Bus;</text:span></text:p>
          <text:p text:style-name="P24"><text:span text:style-name="T1">7. setFieldValue – використовується для визначення, який метод set необхідно викликати в залежності від значення атрибуту ім'я поля;</text:span></text:p>
          <text:p text:style-name="P24"><text:span text:style-name="T1">8. getFirstLastDriverName – викоритсовується для повернення значення поля firstLastDriverName Bus; </text:span></text:p>
          <text:p text:style-name="P24"><text:span text:style-name="T1">9. getBusNumber – викоритсовується для повернення значення поля busNumber Bus; </text:span></text:p>
          <text:p text:style-name="P24"><text:span text:style-name="T1">10. getRouteNumber – викоритсовується для повернення значення поля routeNumber Bus; </text:span></text:p>
          <text:p text:style-name="P24"><text:span text:style-name="T1">11. getBusModel – викоритсовується для повернення значення поля busModel Bus; </text:span></text:p>
          <text:p text:style-name="P24"><text:span text:style-name="T1">12. getWorksSinceYear – викоритсовується для повернення значення поля worksSinceYear Bus; </text:span></text:p>
          <text:p text:style-name="P24"><text:span text:style-name="T1">13. getMileage – викоритсовується для повернення значення поля mileage Bus; </text:span></text:p>
          <text:p text:style-name="P24"><text:span text:style-name="T1">14. toString – повертає інформацію про екземпляр Bus </text:span></text:p>
          <text:p text:style-name="P24"><text:span text:style-name="T1">15. equals – використовуються для порівняння двух об'єктів Bus, якщо значення їх полей однакові, то вважати що об'єкти рівні; </text:span></text:p>
          <text:p text:style-name="P24"><text:span text:style-name="T1">16. hashCode – використовується для встановлення хеш-коду об'єкту.</text:span></text:p>
        </text:list-header>
      </text:list>
      <text:p text:style-name="P22"><text:span text:style-name="T1"/></text:p>
      <text:p text:style-name="P27"><text:span text:style-name="T1"/></text:p>
      <text:p text:style-name="P22"><text:soft-page-break/><text:span text:style-name="T1"/></text:p>
      <text:p text:style-name="P28"><text:span text:style-name="T1">Клас BusValidator та його методи:</text:span></text:p>
      <text:p text:style-name="P36"><text:span text:style-name="T1">1. validateFirstLastDriverName – для перевірки значення для поля firstLastDriverName;</text:span></text:p>
      <text:list xml:id="list9193721410137488495" text:style-name="L5">
        <text:list-header>
          <text:p text:style-name="P7"><text:span text:style-name="T1">2. validateBusNumber– для перевірки значення для поля busNumber;</text:span></text:p>
          <text:p text:style-name="P7"><text:span text:style-name="T1">3. validateRouteNumber– для перевірки значення для поля routeNumber;</text:span></text:p>
          <text:p text:style-name="P7"><text:span text:style-name="T1">4. validateBusModel– для перевірки значення для поля busModel;</text:span></text:p>
          <text:p text:style-name="P7"><text:span text:style-name="T1">5. validateWorksSinceYear– для перевірки значення для поля worksSinceYear;</text:span></text:p>
          <text:p text:style-name="P7"><text:span text:style-name="T1">6. validateMileage– для перевірки значення для поля mileage;</text:span></text:p>
        </text:list-header>
      </text:list>
      <text:p text:style-name="P6"><text:span text:style-name="T1"/></text:p>
      <text:p text:style-name="P28"><text:span text:style-name="T1">Клас BusException</text:span></text:p>
      <text:p text:style-name="P23"><text:span text:style-name="T1">Необхідний для можливості використання власного exception-у, який викидається при спробі створення екземпляру Bus з невірним значенням поля.</text:span></text:p>
      <text:p text:style-name="P23"><text:span text:style-name="T1"/></text:p>
      <text:p text:style-name="P22"><text:span text:style-name="T1">Клас BusProcessor та його методи:</text:span></text:p>
      <text:list xml:id="list2503716098536739787" text:style-name="L6">
        <text:list-header>
          <text:p text:style-name="P25"><text:span text:style-name="T1">1. main – метод, який запускає програму;</text:span></text:p>
          <text:p text:style-name="P25"><text:span text:style-name="T1">2. generateBusAutomatically – для генерації колекції <text:s/>Bus автоматично, використовуючи текстовий файл, що містить неохідну інформацію;</text:span></text:p>
          <text:p text:style-name="P25"><text:span text:style-name="T1">3. manualBusCreation – для створення екземпляру(-ів) Bus шляхом введення інформації з клавіатури;</text:span></text:p>
          <text:p text:style-name="P25"><text:span text:style-name="T1">4. writeBusInfo – для запису колекції екземплярів Bus до файлу, обраного при запуску програми;</text:span></text:p>
          <text:p text:style-name="P8"><text:span text:style-name="T1">5. readBusInfo - для читання колекції екземплярів Bus з файлу, обраного при запуску програми;</text:span></text:p>
          <text:p text:style-name="P8"><text:span text:style-name="T1">6. showBusInfo – для виведення на консоль колекції екземплярів Bus, що були прочитані з файлу.</text:span></text:p>
          <text:p text:style-name="P8"><text:span text:style-name="T1"/></text:p>
        </text:list-header>
      </text:list>
      <text:p text:style-name="P22"><text:span text:style-name="T1">Клас AppendingObjectInputStream та його методи:</text:span></text:p>
      <text:p text:style-name="P23"><text:span text:style-name="T1">1. readStreamHeader - <text:s/>для перевизначення <text:s/>методу класу-батька, об'єкти Bus будуть вичитуватися <text:s/>з файлу без “header”.</text:span></text:p>
      <text:p text:style-name="P22"><text:span text:style-name="T1">Клас AppendingObjectOutputStream та його методи:</text:span></text:p>
      <text:p text:style-name="P23"><text:span text:style-name="T1">1. writeStreamHeader - для перевизначення <text:s/>методу класу-батька, об'єкти Bus будуть записуватися <text:s/>до файлу без “header”.</text:span></text:p>
      <text:p text:style-name="P30"><text:soft-page-break/><text:span text:style-name="T1"/></text:p>
      <text:p text:style-name="P29"><text:span text:style-name="T1">5. Опис роботи із застосування:</text:span></text:p>
      <text:p text:style-name="P36"><text:span text:style-name="T1">1. Користувач запускає програму;</text:span></text:p>
      <text:p text:style-name="P23"><text:span text:style-name="T1">2. Користувач отримує повідомлення: “Please provide file path:” і вводить в консолі назву файлу (шлях до файлу та його ім'я);</text:span></text:p>
      <text:list xml:id="list8409556110725334991" text:style-name="L7">
        <text:list-header>
          <text:p text:style-name="P26"><text:span text:style-name="T1">3.1. Якщо введенно ім'я вже існуючого файлу, тоді користувач отримує повідомлення “Provided file is already exists. Are you sure you want to overwrite it content? y/n”;</text:span></text:p>
          <text:p text:style-name="P26"><text:span text:style-name="T1">3.1.1. Якщо користувач вводить “n”, тоді з'являється повідомлення “You've stopped execution. System exit” і програма зупиняється;</text:span></text:p>
          <text:p text:style-name="P26"><text:span text:style-name="T1">3.1.2. Якщо користувач вводить “y”, тоді існуючий файл видаляється і далі пункт 3.2.;</text:span></text:p>
          <text:p text:style-name="P26"><text:span text:style-name="T1">3.2. Запускаються два потоки, один для запису колекції екземплярів Bus до файлу, назву якого було вказано в пункті 2;</text:span></text:p>
          <text:p text:style-name="P26"><text:span text:style-name="T1">4. Процес, що записує колекції екземплярів Bus видає повідомлення “You want to create buses manual - 1; auto – 2”;</text:span></text:p>
          <text:p text:style-name="P26"><text:span text:style-name="T1">4.1.1. Якщо користувач вводить 1, то отримує повідомлення “How many buses you want to create?” і вводить цифру, що буде відповідати кількості екземплярів Bus, що будуть створюватися.</text:span></text:p>
          <text:p text:style-name="P26"><text:span text:style-name="T1">4.1.2. Далі користувач отримує повідомлення “Input data for fieldName property:”, в якому замість fieldName будуть вказані назви полей класу Bus, і користувач буде вводити всю необхідну інформацію поки не буде створено колекцію екземплярів Bus розміром, що було вказано в пункті 4.1.1. Якщо введено інформацію, що не відповідає обмеженням одного з полів, в такому випадку користувая отримує повідомлення, в якому описано, яким саме вимогам не відповідає введене ним значення + “Please input valid data.” і програму знову попросить ввести інформацію про поле, яке не пройшло перевірку. (Наприклад: поле busNumber може бути лише числовим. Якщо ввести літери, тоді повідомлення буде: “Bus Number should be numeric! Please input valid data.”;</text:span></text:p>
          <text:p text:style-name="P26"><text:span text:style-name="T1">4.2. Якщо в пункті 4 користувач ввів 2, то колекцію екземплярів Bus буде сгенеровано системою, використовуючи інформацію, що знаходится в файлі;</text:span></text:p>
          <text:p text:style-name="P26"><text:span text:style-name="T1">5. Процес, що вичитує інформацію з створеного в пункті 4 файлу виводить її на консоль;</text:span></text:p>
          <text:p text:style-name="P26"><text:span text:style-name="T1">6. Коли вся інформація була записана та зчитана користувач отримує наступне повідомлення: “No more rows to read from file ... ” і виконання програми зупиняється.</text:span></text:p>
          <text:p text:style-name="P26"><text:span text:style-name="T1">Описані в пункті 4 та 5 процеси працюють синхронізовано, </text:span><text:soft-page-break/><text:span text:style-name="T1">спочатку перший потік запису блокує спільний з другим потоком зчитування об'єкт, записує один екземпляр Bus до файлу і повідомляє потік зчитування, доки потік зчитвання виконується, потік запису чекає коли другий потік повідомить його про те, що він може продовжити писати наступний екземпляр Bus і т.д. до тих пір, поки всі екземпляри не будуть записані та зчитані з файлу пункту 1.</text:span></text:p>
          <text:p text:style-name="P12"><text:span text:style-name="T1"/></text:p>
        </text:list-header>
      </text:list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5"><text:span text:style-name="T1"><text:tab/>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3"><text:span text:style-name="T1"/></text:p>
      <text:p text:style-name="P11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098in" fo:margin-right="0.8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ia Pavliuchenkova</meta:initial-creator>
    <meta:creation-date>2017-06-18T13:02:05</meta:creation-date>
    <dc:date>2017-06-18T19:08:19</dc:date>
    <dc:creator>Alesia Pavliuchenkova</dc:creator>
    <meta:editing-duration>PT5H50M24S</meta:editing-duration>
    <meta:editing-cycles>13</meta:editing-cycles>
    <meta:generator>OpenOffice/4.1.3$Unix OpenOffice.org_project/413m1$Build-9783</meta:generator>
    <meta:document-statistic meta:table-count="0" meta:image-count="0" meta:object-count="0" meta:page-count="6" meta:paragraph-count="67" meta:word-count="890" meta:character-count="6437"/>
  </office:meta>
</office:document-meta>
</file>